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4000" draw:marker-start-width="0.321cm" draw:marker-end-width="0.321cm" draw:fill-color="#ff860d" draw:textarea-horizontal-align="justify" draw:textarea-vertical-align="middle" draw:auto-grow-height="false" fo:min-height="1.438cm" fo:min-width="1.188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color="#ff4000" draw:marker-end="線條箭頭_20_3" draw:marker-end-width="0.3cm" draw:fill="none" draw:textarea-vertical-align="middle"/>
    </style:style>
    <style:style style:name="gr3" style:family="graphic" style:parent-style-name="objectwithoutfill">
      <style:graphic-properties svg:stroke-color="#ff4000" draw:marker-end="線條箭頭_20_4" draw:marker-end-width="0.3cm" draw:fill="none" draw:textarea-vertical-align="middle"/>
    </style:style>
    <style:style style:name="gr4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6.664cm" fo:min-width="8.16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6.664cm" fo:min-width="8.16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60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2.5cm" svg:height="2.5cm" svg:x="18.4cm" svg:y="2.05cm">
          <text:p text:style-name="P1">Slave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2.5cm" svg:height="2.5cm" svg:x="18.401cm" svg:y="5.551cm">
          <text:p text:style-name="P1">Slave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2.5cm" svg:height="2.5cm" svg:x="14.002cm" svg:y="3.752cm">
          <text:p text:style-name="P1">Mas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0.003cm" svg:y1="9.403cm" svg:x2="14.003cm" svg:y2="13.082cm" draw:start-shape="id1" draw:start-glue-point="10" draw:end-shape="id2" draw:end-glue-point="6" svg:d="M10003 9403c3001 0 1002 3679 4000 3679" svg:viewBox="0 0 4001 3680">
          <text:p/>
        </draw:connector>
        <draw:connector draw:style-name="gr3" draw:text-style-name="P3" draw:layer="layout" draw:type="curve" svg:x1="16.502cm" svg:y1="5.002cm" svg:x2="18.401cm" svg:y2="6.801cm" draw:start-shape="id3" draw:start-glue-point="10" draw:end-shape="id4" svg:d="M16502 5002c1425 0 476 1799 1899 1799" svg:viewBox="0 0 1900 1800">
          <text:p/>
        </draw:connector>
        <draw:custom-shape draw:style-name="gr4" draw:text-style-name="P3" draw:layer="layout" svg:width="9.5cm" svg:height="7.75cm" svg:x="13.15cm" svg:y="1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25cm" svg:height="0.971cm" svg:x="14.3cm" svg:y="8.75cm">
          <draw:text-box>
            <text:p text:style-name="P4"><text:span text:style-name="T1">数据库丛集 </text:span><text:span text:style-name="T1">Cluster1</text:span></text:p>
          </draw:text-box>
        </draw:frame>
        <draw:frame draw:style-name="gr6" draw:text-style-name="P7" draw:layer="layout" svg:width="4.5cm" svg:height="0.75cm" svg:x="13.65cm" svg:y="6.4cm">
          <draw:text-box>
            <text:p text:style-name="P6"><text:span text:style-name="T2">192.168.122.2:3309</text:span></text:p>
          </draw:text-box>
        </draw:frame>
        <draw:frame draw:style-name="gr6" draw:text-style-name="P7" draw:layer="layout" svg:width="4.5cm" svg:height="0.75cm" svg:x="18.05cm" svg:y="4.5cm">
          <draw:text-box>
            <text:p text:style-name="P6"><text:span text:style-name="T2">192.168.122.2:3310</text:span></text:p>
          </draw:text-box>
        </draw:frame>
        <draw:frame draw:style-name="gr6" draw:text-style-name="P7" draw:layer="layout" svg:width="4.5cm" svg:height="0.75cm" svg:x="18.05cm" svg:y="8cm">
          <draw:text-box>
            <text:p text:style-name="P6"><text:span text:style-name="T2">192.168.122.2:3311</text:span></text:p>
          </draw:text-box>
        </draw:frame>
        <draw:custom-shape draw:style-name="gr1" draw:text-style-name="P2" xml:id="id5" draw:id="id5" draw:layer="layout" svg:width="2.5cm" svg:height="2.5cm" svg:x="18.401cm" svg:y="10.13cm">
          <text:p text:style-name="P1">Slave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2.5cm" svg:height="2.5cm" svg:x="18.402cm" svg:y="13.631cm">
          <text:p text:style-name="P1">Slave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2.5cm" svg:height="2.5cm" svg:x="14.003cm" svg:y="11.832cm">
          <text:p text:style-name="P1">Mas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6.503cm" svg:y1="13.082cm" svg:x2="18.401cm" svg:y2="11.38cm" draw:start-shape="id2" draw:start-glue-point="10" draw:end-shape="id5" draw:end-glue-point="6" svg:d="M16503 13082c1425 0 476-1702 1898-1702" svg:viewBox="0 0 1899 1703">
          <text:p/>
        </draw:connector>
        <draw:connector draw:style-name="gr3" draw:text-style-name="P3" draw:layer="layout" draw:type="curve" svg:x1="16.503cm" svg:y1="13.082cm" svg:x2="18.402cm" svg:y2="14.881cm" draw:start-shape="id2" draw:start-glue-point="10" draw:end-shape="id6" svg:d="M16503 13082c1425 0 476 1799 1899 1799" svg:viewBox="0 0 1900 1800">
          <text:p/>
        </draw:connector>
        <draw:custom-shape draw:style-name="gr7" draw:text-style-name="P3" draw:layer="layout" svg:width="9.501cm" svg:height="7.75cm" svg:x="13.15cm" svg:y="9.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25cm" svg:height="0.971cm" svg:x="14.301cm" svg:y="16.83cm">
          <draw:text-box>
            <text:p text:style-name="P4"><text:span text:style-name="T1">数据库丛集 </text:span><text:span text:style-name="T1">Cluster2</text:span></text:p>
          </draw:text-box>
        </draw:frame>
        <draw:frame draw:style-name="gr6" draw:text-style-name="P7" draw:layer="layout" svg:width="4.5cm" svg:height="0.75cm" svg:x="13.651cm" svg:y="14.48cm">
          <draw:text-box>
            <text:p text:style-name="P6"><text:span text:style-name="T2">192.168.122.2:3312</text:span></text:p>
          </draw:text-box>
        </draw:frame>
        <draw:frame draw:style-name="gr6" draw:text-style-name="P7" draw:layer="layout" svg:width="4.5cm" svg:height="0.75cm" svg:x="18.051cm" svg:y="12.58cm">
          <draw:text-box>
            <text:p text:style-name="P6"><text:span text:style-name="T2">192.168.122.2:3313</text:span></text:p>
          </draw:text-box>
        </draw:frame>
        <draw:frame draw:style-name="gr6" draw:text-style-name="P7" draw:layer="layout" svg:width="4.5cm" svg:height="0.75cm" svg:x="18.051cm" svg:y="16.08cm">
          <draw:text-box>
            <text:p text:style-name="P6"><text:span text:style-name="T2">192.168.122.2:3314</text:span></text:p>
          </draw:text-box>
        </draw:frame>
        <draw:custom-shape draw:style-name="gr1" draw:text-style-name="P2" xml:id="id1" draw:id="id1" draw:layer="layout" svg:width="2.5cm" svg:height="2.5cm" svg:x="7.503cm" svg:y="8.153cm">
          <text:p text:style-name="P1">Gae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16.502cm" svg:y1="4.943cm" svg:x2="18.4cm" svg:y2="3.241cm" svg:d="M16502 4943c1425 0 476-1702 1898-1702" svg:viewBox="0 0 1899 1703">
          <text:p/>
        </draw:connector>
        <draw:connector draw:style-name="gr2" draw:text-style-name="P3" draw:layer="layout" draw:type="curve" svg:x1="10.003cm" svg:y1="9.403cm" svg:x2="14.002cm" svg:y2="5.002cm" draw:start-shape="id1" draw:end-shape="id3" draw:end-glue-point="6" svg:d="M10003 9403c3000 0 1001-4401 3999-4401" svg:viewBox="0 0 4000 4402">
          <text:p/>
        </draw:connector>
        <draw:frame draw:style-name="gr8" draw:text-style-name="P5" draw:layer="layout" svg:width="3.75cm" svg:height="1.526cm" svg:x="7.25cm" svg:y="10.724cm">
          <draw:text-box>
            <text:p text:style-name="P4"><text:span text:style-name="T1">丛集名称 </text:span><text:span text:style-name="T1">gaea_clus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7T10:45:17.046374825</meta:creation-date>
    <dc:date>2022-01-27T11:50:39.694953334</dc:date>
    <meta:editing-duration>PT44M57S</meta:editing-duration>
    <meta:editing-cycles>6</meta:editing-cycles>
    <meta:generator>LibreOffice/7.0.4.2$Linux_X86_64 LibreOffice_project/00$Build-2</meta:generator>
    <meta:document-statistic meta:object-count="24"/>
  </office:meta>
</office:document-meta>
</file>